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3b7f4e" officeooo:paragraph-rsid="013bdf79"/>
    </style:style>
    <style:style style:name="P82" style:family="paragraph" style:parent-style-name="Standard">
      <style:text-properties officeooo:rsid="0040aad6" officeooo:paragraph-rsid="013bdf79"/>
    </style:style>
    <style:style style:name="P83" style:family="paragraph" style:parent-style-name="Standard">
      <style:text-properties officeooo:rsid="0041de30" officeooo:paragraph-rsid="013bdf79"/>
    </style:style>
    <style:style style:name="P84" style:family="paragraph" style:parent-style-name="Standard">
      <style:text-properties officeooo:rsid="00435d8f" officeooo:paragraph-rsid="013bdf79"/>
    </style:style>
    <style:style style:name="P85" style:family="paragraph" style:parent-style-name="Standard">
      <style:text-properties officeooo:rsid="0043c80e" officeooo:paragraph-rsid="013bdf79"/>
    </style:style>
    <style:style style:name="P86" style:family="paragraph" style:parent-style-name="Standard">
      <style:text-properties officeooo:rsid="0046bf8b" officeooo:paragraph-rsid="013bdf79"/>
    </style:style>
    <style:style style:name="P87" style:family="paragraph" style:parent-style-name="Standard">
      <style:text-properties officeooo:rsid="00485b01" officeooo:paragraph-rsid="013bdf79"/>
    </style:style>
    <style:style style:name="P88" style:family="paragraph" style:parent-style-name="Standard">
      <style:text-properties officeooo:rsid="004909dc" officeooo:paragraph-rsid="013bdf79"/>
    </style:style>
    <style:style style:name="P89" style:family="paragraph" style:parent-style-name="Standard">
      <style:text-properties officeooo:rsid="004a2717" officeooo:paragraph-rsid="013bdf79"/>
    </style:style>
    <style:style style:name="P90" style:family="paragraph" style:parent-style-name="Standard">
      <style:text-properties officeooo:rsid="00554182" officeooo:paragraph-rsid="013bdf79"/>
    </style:style>
    <style:style style:name="P91" style:family="paragraph" style:parent-style-name="Standard">
      <style:text-properties officeooo:rsid="0057afe8" officeooo:paragraph-rsid="013bdf79"/>
    </style:style>
    <style:style style:name="P92" style:family="paragraph" style:parent-style-name="Standard">
      <style:text-properties officeooo:rsid="004c8f4c" officeooo:paragraph-rsid="013bdf79"/>
    </style:style>
    <style:style style:name="P93" style:family="paragraph" style:parent-style-name="Standard">
      <style:text-properties officeooo:rsid="004c8f4c" officeooo:paragraph-rsid="014e96b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120a"/>
    </style:style>
    <style:style style:name="T68" style:family="text">
      <style:text-properties officeooo:rsid="018ea9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2"><text:a xlink:type="simple" xlink:href="https://coderprog.com/javascript-patterns/" text:style-name="Internet_20_link" text:visited-style-name="Visited_20_Internet_20_Link"/></text:p>
      <text:p text:style-name="P93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3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8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/text:p>
      <text:p text:style-name="P77"><text:a xlink:type="simple" xlink:href="https://coderprog.com/learn-typescript-angular-development/" text:style-name="Internet_20_link" text:visited-style-name="Visited_20_Internet_20_Link">https://coderprog.com/learn-typescript-angular-development/</text:a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/text:p>
      <text:p text:style-name="P81"><text:a xlink:type="simple" xlink:href="https://coderprog.com/angular2-typescript-web-dev/" text:style-name="Internet_20_link" text:visited-style-name="Visited_20_Internet_20_Link">https://coderprog.com/angular2-typescript-web-dev/</text:a></text:p>
      <text:p text:style-name="P82"><text:a xlink:type="simple" xlink:href="https://coderprog.com/angular-2-crash-course/" text:style-name="Internet_20_link" text:visited-style-name="Visited_20_Internet_20_Link">https://coderprog.com/angular-2-crash-course/</text:a></text:p>
      <text:p text:style-name="P82"/>
      <text:p text:style-name="P82"/>
      <text:p text:style-name="P83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3"><text:a xlink:type="simple" xlink:href="https://coderprog.com/learning-angularjs-2/" text:style-name="Internet_20_link" text:visited-style-name="Visited_20_Internet_20_Link">https://coderprog.com/learning-angularjs-2/</text:a></text:p>
      <text:p text:style-name="P84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4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5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6"><text:a xlink:type="simple" xlink:href="https://coderprog.com/angular-4-front-back/" text:style-name="Internet_20_link" text:visited-style-name="Visited_20_Internet_20_Link">https://coderprog.com/angular-4-front-back/</text:a></text:p>
      <text:p text:style-name="P87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8"><text:a xlink:type="simple" xlink:href="https://coderprog.com/starting-with-angular/" text:style-name="Internet_20_link" text:visited-style-name="Visited_20_Internet_20_Link">https://coderprog.com/starting-with-angular/</text:a></text:p>
      <text:p text:style-name="P89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90"><text:a xlink:type="simple" xlink:href="https://coderprog.com/server-side-programming-node-js/" text:style-name="Internet_20_link" text:visited-style-name="Visited_20_Internet_20_Link"/></text:p>
      <text:p text:style-name="P90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1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6T15:31:39.382332168</dc:date>
    <meta:editing-duration>PT12H36M21S</meta:editing-duration>
    <meta:editing-cycles>264</meta:editing-cycles>
    <meta:document-statistic meta:table-count="0" meta:image-count="0" meta:object-count="0" meta:page-count="3" meta:paragraph-count="95" meta:word-count="97" meta:character-count="5177" meta:non-whitespace-character-count="5170"/>
  </office:meta>
</office:document-meta>
</file>